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808080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1cm" svg:x="16.6cm" svg:y="10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1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2cm" svg:height="13.8cm" svg:x="1.3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41cm" svg:height="1.431cm" svg:x="1.9cm" svg:y="1.1cm">
          <draw:text-box>
            <text:p text:style-name="P2">CPU</text:p>
          </draw:text-box>
        </draw:frame>
        <draw:custom-shape draw:style-name="gr4" draw:text-style-name="P1" draw:layer="layout" svg:width="4.6cm" svg:height="2.1cm" svg:x="2.5cm" svg:y="12.7cm">
          <text:p text:style-name="P1">Register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cm" svg:height="2.1cm" svg:x="7.6cm" svg:y="12.7cm">
          <text:p text:style-name="P1">Register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6cm" svg:height="13.8cm" svg:x="14.9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93cm" svg:height="1.431cm" svg:x="15.5cm" svg:y="1.1cm">
          <draw:text-box>
            <text:p text:style-name="P2">Memory</text:p>
          </draw:text-box>
        </draw:frame>
        <draw:custom-shape draw:style-name="gr4" draw:text-style-name="P1" draw:layer="layout" svg:width="7.9cm" svg:height="2.6cm" svg:x="16.2cm" svg:y="3.2cm">
          <text:p text:style-name="P1">Program cod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cm" svg:height="3.7cm" svg:x="16.2cm" svg:y="8.8cm">
          <text:p text:style-name="P1">Call 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6.992cm" svg:height="2.1cm" svg:x="2.5cm" svg:y="9.8cm">
          <text:p text:style-name="P1">Stack 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6.992cm" svg:height="2.1cm" svg:x="2.5cm" svg:y="7cm">
          <text:p text:style-name="P1">Program 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492cm" svg:y1="8.05cm" svg:x2="16.6cm" svg:y2="4.85cm" draw:start-shape="id1" draw:start-glue-point="1" draw:end-shape="id2" draw:end-glue-point="3" svg:d="M9492 8050c5370 0 1816-3200 7108-3200" svg:viewBox="0 0 7109 3201">
          <text:p/>
        </draw:connector>
        <draw:connector draw:style-name="gr5" draw:text-style-name="P1" draw:layer="layout" draw:type="curve" svg:x1="9.492cm" svg:y1="10.85cm" svg:x2="16.6cm" svg:y2="11.25cm" draw:start-shape="id3" draw:start-glue-point="1" draw:end-shape="id4" draw:end-glue-point="3" svg:d="M9492 10850c5370 0 1816 400 7108 400" svg:viewBox="0 0 7109 401">
          <text:p/>
        </draw:connector>
        <draw:custom-shape draw:style-name="gr6" draw:text-style-name="P1" draw:layer="layout" svg:width="22.892cm" svg:height="8.7cm" svg:x="1.908cm" svg:y="6.5cm">
          <text:p text:style-name="P1"/>
          <draw:enhanced-geometry svg:viewBox="0 0 21600 21600" draw:path-stretchpoint-x="10800" draw:path-stretchpoint-y="10800" draw:text-areas="?f3 ?f4 ?f5 ?f6" draw:type="round-rectangle" draw:modifiers="2493.12031300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489cm" svg:height="1.431cm" svg:x="20.4cm" svg:y="13.469cm">
          <draw:text-box>
            <text:p text:style-name="P2">Con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7-22T20:49:14.436994795</dc:date>
    <dc:creator>Okabe Kiwamu</dc:creator>
    <meta:editing-duration>PT25M32S</meta:editing-duration>
    <meta:editing-cycles>32</meta:editing-cycles>
    <meta:generator>LibreOffice/4.2.5.2$Linux_X86_64 LibreOffice_project/420m0$Build-2</meta:generator>
    <meta:document-statistic meta:object-count="16"/>
  </office:meta>
</office:document-meta>
</file>